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Preformatted_20_Text">
      <style:text-properties fo:font-variant="normal" fo:text-transform="none" fo:color="#505060" loext:opacity="100%" style:font-name="monospace" fo:letter-spacing="normal" fo:font-style="normal" fo:font-weight="normal" officeooo:rsid="00169968" officeooo:paragraph-rsid="00158586"/>
    </style:style>
    <style:style style:name="P2" style:family="paragraph" style:parent-style-name="Preformatted_20_Text">
      <style:paragraph-properties fo:line-height="140%" fo:orphans="2" fo:widows="2"/>
      <style:text-properties fo:font-variant="normal" fo:text-transform="none" fo:color="#505060" loext:opacity="100%" fo:letter-spacing="normal" officeooo:rsid="00169968"/>
    </style:style>
    <style:style style:name="P3" style:family="paragraph" style:parent-style-name="Preformatted_20_Text">
      <style:paragraph-properties fo:margin-top="0cm" fo:margin-bottom="0.499cm" style:contextual-spacing="false" fo:line-height="140%" fo:orphans="2" fo:widows="2"/>
      <style:text-properties fo:font-variant="normal" fo:text-transform="none" fo:color="#505060" loext:opacity="100%" fo:letter-spacing="normal" officeooo:rsid="00169968"/>
    </style:style>
    <style:style style:name="P4" style:family="paragraph" style:parent-style-name="Preformatted_20_Text">
      <style:paragraph-properties fo:line-height="140%" fo:orphans="2" fo:widows="2"/>
    </style:style>
    <style:style style:name="P5" style:family="paragraph" style:parent-style-name="Standard">
      <style:text-properties officeooo:rsid="00144685" officeooo:paragraph-rsid="00144685"/>
    </style:style>
    <style:style style:name="P6" style:family="paragraph" style:parent-style-name="Standard">
      <style:text-properties officeooo:rsid="00158586" officeooo:paragraph-rsid="00158586"/>
    </style:style>
    <style:style style:name="P7" style:family="paragraph" style:parent-style-name="Standard">
      <style:text-properties officeooo:rsid="00169968" officeooo:paragraph-rsid="00158586"/>
    </style:style>
    <style:style style:name="T1" style:family="text">
      <style:text-properties officeooo:rsid="00169968"/>
    </style:style>
    <style:style style:name="T2" style:family="text">
      <style:text-properties style:font-name="monospace" fo:font-style="normal" fo:font-weight="normal"/>
    </style:style>
    <style:style style:name="T3" style:family="text">
      <style:text-properties style:font-name="monospace" fo:font-style="normal" fo:font-weight="bold"/>
    </style:style>
    <style:style style:name="T4" style:family="text">
      <style:text-properties fo:color="#e06040" loext:opacity="100%" style:font-name="monospace" fo:font-style="italic" fo:font-weight="normal"/>
    </style:style>
    <style:style style:name="T5" style:family="text">
      <style:text-properties fo:font-variant="normal" fo:text-transform="none" fo:color="#505060" loext:opacity="100%" style:font-name="monospace" fo:letter-spacing="normal" fo:font-style="normal" fo:font-weight="normal"/>
    </style:style>
    <style:style style:name="T6" style:family="text">
      <style:text-properties fo:font-variant="normal" fo:text-transform="none" fo:color="#505060" loext:opacity="100%" style:font-name="monospace" fo:letter-spacing="normal" fo:font-style="normal" fo:font-weight="normal" officeooo:rsid="00169968"/>
    </style:style>
    <style:style style:name="T7" style:family="text">
      <style:text-properties fo:font-variant="normal" fo:text-transform="none" fo:color="#505060" loext:opacity="100%" style:font-name="monospace" fo:letter-spacing="normal" fo:font-style="normal" fo:font-weight="normal" officeooo:rsid="00158586"/>
    </style:style>
    <style:style style:name="T8" style:family="text">
      <style:text-properties fo:font-variant="normal" fo:text-transform="none" fo:color="#505060" loext:opacity="100%" fo:letter-spacing="normal"/>
    </style:style>
    <style:style style:name="T9" style:family="text">
      <style:text-properties fo:font-variant="normal" fo:text-transform="none" fo:color="#505060" loext:opacity="100%" fo:letter-spacing="normal" officeooo:rsid="00169968"/>
    </style:style>
    <style:style style:name="T10" style:family="text">
      <style:text-properties fo:font-variant="normal" fo:text-transform="none" fo:color="#505060" loext:opacity="100%" fo:letter-spacing="normal" officeooo:rsid="00158586"/>
    </style:style>
    <style:style style:name="T11" style:family="text">
      <style:text-properties fo:font-variant="normal" fo:text-transform="none" fo:color="#e06040" loext:opacity="100%" style:font-name="monospace" fo:letter-spacing="normal" fo:font-style="italic" fo:font-weight="normal"/>
    </style:style>
    <style:style style:name="T12" style:family="text">
      <style:text-properties fo:font-variant="normal" fo:text-transform="none" fo:color="#e06040" loext:opacity="100%" style:font-name="monospace" fo:letter-spacing="normal" fo:font-style="italic" fo:font-weight="normal" officeooo:rsid="00169968"/>
    </style:style>
    <style:style style:name="T13" style:family="text">
      <style:text-properties fo:font-variant="normal" fo:text-transform="none" fo:color="#e06040" loext:opacity="100%" style:font-name="monospace" fo:letter-spacing="normal" fo:font-style="italic" fo:font-weight="normal" officeooo:rsid="00158586"/>
    </style:style>
    <style:style style:name="T14" style:family="text">
      <style:text-properties fo:font-variant="normal" fo:text-transform="none" fo:color="#d00080" loext:opacity="100%" style:text-line-through-style="none" style:text-line-through-type="none" style:font-name="monospace" fo:letter-spacing="normal" fo:font-style="italic" style:text-underline-style="none" fo:font-weight="normal" style:text-blinking="false"/>
    </style:style>
    <style:style style:name="T15" style:family="text">
      <style:text-properties fo:font-variant="normal" fo:text-transform="none" fo:color="#d00080" loext:opacity="100%" style:text-line-through-style="none" style:text-line-through-type="none" style:font-name="monospace" fo:letter-spacing="normal" fo:font-style="italic" style:text-underline-style="none" fo:font-weight="normal" officeooo:rsid="00169968" style:text-blinking="false"/>
    </style:style>
    <style:style style:name="T16" style:family="text">
      <style:text-properties fo:font-variant="normal" fo:text-transform="none" fo:color="#d00080" loext:opacity="100%" style:text-line-through-style="none" style:text-line-through-type="none" style:font-name="monospace" fo:letter-spacing="normal" fo:font-style="italic" style:text-underline-style="none" fo:font-weight="normal" officeooo:rsid="00158586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Árvores binárias</text:p>
      <text:p text:style-name="P5"/>
      <text:p text:style-name="P6">Uma árvore binária é <text:span text:style-name="T1">um conjunto de registros que satisfaz certas condições. Esses registros são denominados nós, e cada nó possui um endereço. Os nós possui três campos, um conteúdo, um nó para esquerda e outro nó para direita.</text:span></text:p>
      <text:p text:style-name="P6"/>
      <text:p text:style-name="P1">typedef struct celula {</text:p>
      <text:p text:style-name="P4"><text:span text:style-name="T9"><text:s text:c="6"/></text:span><text:span text:style-name="T6">int <text:s/>conteudo; </text:span><text:span text:style-name="T12">// </text:span><text:a xlink:type="simple" xlink:href="https://www.ime.usp.br/~pf/algoritmos/aulas/footnotes/cs-concepts.html#accents" text:style-name="Internet_20_link" text:visited-style-name="Visited_20_Internet_20_Link"><text:span text:style-name="T15">conteúdo</text:span></text:a></text:p>
      <text:p text:style-name="P2"><text:s text:c="6"/><text:span text:style-name="T2">no *esq;</text:span></text:p>
      <text:p text:style-name="P2"><text:s text:c="6"/><text:span text:style-name="T2">no *dir;</text:span></text:p>
      <text:p text:style-name="P3"><text:s text:c="3"/><text:span text:style-name="T2">} </text:span><text:span text:style-name="T3">no</text:span><text:span text:style-name="T2">; </text:span><text:span text:style-name="T4">// nó</text:span></text:p>
      <text:p text:style-name="P7"/>
      <text:p text:style-name="P5"/>
      <text:p text:style-name="P6">Nós e filhos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9:18:24.551462216</meta:creation-date>
    <dc:date>2023-05-22T09:34:47.897920312</dc:date>
    <meta:editing-duration>PT5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60" meta:character-count="353" meta:non-whitespace-character-count="279"/>
  </office:meta>
</office:document-meta>
</file>